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ahei Mono" svg:font-family="'Yahei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ff950e" draw:marker-start-width="0.2cm" draw:marker-end-width="0.2cm" draw:fill="solid" draw:fill-color="#ffffff" draw:textarea-horizontal-align="justify" draw:textarea-vertical-align="middle" draw:auto-grow-height="false" fo:min-height="13.95cm" fo:min-width="5.4cm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993366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svg:stroke-color="#993366" draw:fill="solid" draw:fill-color="#99ccff" draw:textarea-horizontal-align="justify" draw:textarea-vertical-align="middle" draw:auto-grow-height="false" fo:min-height="0.55cm" fo:min-width="3.1cm"/>
    </style:style>
    <style:style style:name="gr6" style:family="graphic" style:parent-style-name="standard">
      <style:graphic-properties svg:stroke-color="#0066cc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svg:stroke-color="#993366" draw:fill="solid" draw:fill-color="#ffffcc" draw:textarea-horizontal-align="justify" draw:textarea-vertical-align="middle" draw:auto-grow-height="false" fo:min-height="0.581cm" fo:min-width="3.1cm"/>
    </style:style>
    <style:style style:name="gr8" style:family="graphic" style:parent-style-name="standard">
      <style:graphic-properties svg:stroke-color="#993366" draw:fill="solid" draw:fill-color="#ffffcc" draw:textarea-horizontal-align="justify" draw:textarea-vertical-align="middle" draw:auto-grow-height="false" fo:min-height="0.582cm" fo:min-width="3.1cm"/>
    </style:style>
    <style:style style:name="gr9" style:family="graphic" style:parent-style-name="standard">
      <style:graphic-properties svg:stroke-color="#993366" draw:fill="solid" draw:fill-color="#99ccff" draw:textarea-horizontal-align="justify" draw:textarea-vertical-align="middle" draw:auto-grow-height="false" fo:min-height="0.581cm" fo:min-width="3.1cm"/>
    </style:style>
    <style:style style:name="gr10" style:family="graphic" style:parent-style-name="standard">
      <style:graphic-properties svg:stroke-color="#993366" draw:fill="solid" draw:fill-color="#99ccff" draw:textarea-horizontal-align="justify" draw:textarea-vertical-align="middle" draw:auto-grow-height="false" fo:min-height="0.582cm" fo:min-width="3.1cm"/>
    </style:style>
    <style:style style:name="gr11" style:family="graphic" style:parent-style-name="standard">
      <style:graphic-properties svg:stroke-color="#993366" draw:fill="solid" draw:fill-color="#cccccc" draw:textarea-horizontal-align="justify" draw:textarea-vertical-align="middle" draw:auto-grow-height="false" fo:min-height="0.581cm" fo:min-width="3.1cm"/>
    </style:style>
    <style:style style:name="gr12" style:family="graphic" style:parent-style-name="standard">
      <style:graphic-properties svg:stroke-color="#993366" draw:fill="solid" draw:fill-color="#cccccc" draw:textarea-horizontal-align="justify" draw:textarea-vertical-align="middle" draw:auto-grow-height="false" fo:min-height="0.582cm" fo:min-width="3.1cm"/>
    </style:style>
    <style:style style:name="gr13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 fo:min-height="4.05cm" fo:min-width="3.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Yahei Mono" style:font-name-asian="Yahei Mono"/>
    </style:style>
    <style:style style:name="P3" style:family="paragraph">
      <loext:graphic-properties draw:fill="solid" draw:fill-color="#729fcf"/>
      <style:paragraph-properties fo:text-align="center"/>
      <style:text-properties style:font-name="Yahei Mono" fo:font-size="15pt" style:font-name-asian="Yahei Mono" style:font-size-asian="15pt" style:font-size-complex="15pt"/>
    </style:style>
    <style:style style:name="P4" style:family="paragraph">
      <loext:graphic-properties draw:fill="solid" draw:fill-color="#aecf00"/>
      <style:paragraph-properties fo:text-align="center"/>
    </style:style>
    <style:style style:name="P5" style:family="paragraph">
      <loext:graphic-properties draw:fill="solid" draw:fill-color="#99ccff"/>
      <style:paragraph-properties fo:text-align="center"/>
      <style:text-properties style:font-name="Yahei Mono" fo:font-size="14pt" style:font-name-asian="Yahei Mono" style:font-size-asian="14pt" style:font-size-complex="14pt"/>
    </style:style>
    <style:style style:name="P6" style:family="paragraph">
      <loext:graphic-properties draw:fill="solid" draw:fill-color="#99ccff"/>
      <style:paragraph-properties fo:text-align="center"/>
      <style:text-properties style:font-name="Yahei Mono" fo:font-size="14pt" style:font-size-asian="14pt" style:font-size-complex="14pt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solid" draw:fill-color="#ffffcc"/>
      <style:paragraph-properties fo:text-align="center"/>
      <style:text-properties style:font-name="Yahei Mono" fo:font-size="14pt" style:font-size-asian="14pt" style:font-size-complex="14pt"/>
    </style:style>
    <style:style style:name="P9" style:family="paragraph">
      <loext:graphic-properties draw:fill="solid" draw:fill-color="#cccccc"/>
      <style:paragraph-properties fo:text-align="center"/>
      <style:text-properties style:font-name="Yahei Mono"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cc"/>
      <style:paragraph-properties fo:text-align="center"/>
      <style:text-properties style:font-name="Yahei Mono" fo:font-size="12pt" style:font-size-asian="12pt" style:font-size-complex="12pt"/>
    </style:style>
    <style:style style:name="P12" style:family="paragraph">
      <loext:graphic-properties draw:fill="solid" draw:fill-color="#99ccff"/>
      <style:paragraph-properties fo:text-align="center"/>
      <style:text-properties style:font-name="Yahei Mono" fo:font-size="12pt" style:font-size-asian="12pt" style:font-size-complex="12pt"/>
    </style:style>
    <style:style style:name="P13" style:family="paragraph">
      <loext:graphic-properties draw:fill="solid" draw:fill-color="#cccccc"/>
      <style:paragraph-properties fo:text-align="center"/>
      <style:text-properties style:font-name="Yahei Mono" fo:font-size="12pt" style:font-size-asian="12pt" style:font-size-complex="12pt"/>
    </style:style>
    <style:style style:name="T1" style:family="text">
      <style:text-properties style:font-name="Yahei Mono" style:font-name-asian="Yahei Mono"/>
    </style:style>
    <style:style style:name="T2" style:family="text">
      <style:text-properties style:font-name="Yahei Mono" fo:font-size="15pt" style:font-name-asian="Yahei Mono" style:font-size-asian="15pt" style:font-size-complex="15pt"/>
    </style:style>
    <style:style style:name="T3" style:family="text">
      <style:text-properties style:font-name="Yahei Mono" fo:font-size="14pt" style:font-name-asian="Yahei Mono" style:font-size-asian="14pt" style:font-size-complex="14pt"/>
    </style:style>
    <style:style style:name="T4" style:family="text">
      <style:text-properties style:use-window-font-color="true" style:text-outline="false" style:text-line-through-style="none" style:text-line-through-type="none" style:font-name="Yahei Mono" fo:font-size="14pt" fo:font-style="normal" fo:text-shadow="none" style:text-underline-style="none" fo:font-weight="normal" style:letter-kerning="true" style:font-name-asian="Yahei Mono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Yahei Mono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Yahei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5.9cm" svg:height="14.2cm" svg:x="1.2cm" svg:y="2cm">
          <text:p text:style-name="P1"><text:span text:style-name="T1">Inpu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coding rul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35cm" svg:height="1.7cm" svg:x="2cm" svg:y="3.5cm">
          <text:p text:style-name="P1"><text:span text:style-name="T2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34cm" svg:height="1.7cm" svg:x="8.433cm" svg:y="3.5cm">
          <text:p text:style-name="P1"><text:span text:style-name="T2">Converter</text:span><text:span text:style-name="T2"><text:line-break/></text:span><text:span text:style-name="T2">(UTF-16 L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cm" svg:height="14.2cm" svg:x="14cm" svg:y="2cm">
          <text:p text:style-name="P1"><text:span text:style-name="T1">Outpu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Encoding rul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35cm" svg:height="1.7cm" svg:x="14.865cm" svg:y="3.5cm">
          <text:p text:style-name="P1"><text:span text:style-name="T2">En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0.2cm" svg:x="6.4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9cm" svg:height="0.2cm" svg:x="12.8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5" draw:layer="layout" svg:width="3.6cm" svg:height="0.8cm" svg:x="8.75cm" svg:y="6.7cm">
            <text:p text:style-name="P1"><text:span text:style-name="T3">汉 → 漢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.6cm" svg:height="0.8cm" svg:x="8.75cm" svg:y="7.5cm">
            <text:p text:style-name="P1"><text:span text:style-name="T4">漢 → </text:span><text:span text:style-name="T3">汉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.6cm" svg:height="0.8cm" svg:x="8.75cm" svg:y="8.3cm">
            <text:p text:style-name="P1"><text:span text:style-name="T3">あ → ア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6cm" svg:height="0.8cm" svg:x="8.75cm" svg:y="9.1cm">
            <text:p text:style-name="P1"><text:span text:style-name="T4">ア → </text:span><text:span text:style-name="T3">あ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6cm" svg:height="0.8cm" svg:x="8.75cm" svg:y="9.9cm">
            <text:p text:style-name="P1"><text:span text:style-name="T5">...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7" draw:layer="layout" svg:width="1.628cm" svg:height="0.2cm" draw:transform="rotate (-0.843866693339258) translate (9.064cm 5.34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1.628cm" svg:height="0.2cm" draw:transform="rotate (-0.843866693339258) translate (11.118cm 5.29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8" draw:layer="layout" svg:width="3.6cm" svg:height="0.831cm" svg:x="2.317cm" svg:y="6.7cm">
            <text:p text:style-name="P1"><text:span text:style-name="T5">UTF-16(LE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6cm" svg:height="0.832cm" svg:x="2.317cm" svg:y="7.531cm">
            <text:p text:style-name="P1"><text:span text:style-name="T5">UTF-16(BE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6cm" svg:height="0.832cm" svg:x="2.317cm" svg:y="10.026cm">
            <text:p text:style-name="P1"><text:span text:style-name="T5">UTF-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6cm" svg:height="0.831cm" svg:x="2.317cm" svg:y="11.658cm">
            <text:p text:style-name="P1"><text:span text:style-name="T5">GB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6cm" svg:height="0.832cm" svg:x="2.317cm" svg:y="12.503cm">
            <text:p text:style-name="P1"><text:span text:style-name="T5">Big5(UAO2.50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6cm" svg:height="0.831cm" svg:x="2.317cm" svg:y="13.331cm">
            <text:p text:style-name="P1"><text:span text:style-name="T5">Shift-JI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6cm" svg:height="0.832cm" svg:x="2.317cm" svg:y="14.183cm">
            <text:p text:style-name="P1"><text:span text:style-name="T5">EUC-K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6cm" svg:height="0.831cm" svg:x="2.317cm" svg:y="15.015cm">
            <text:p text:style-name="P1"><text:span text:style-name="T5">..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6cm" svg:height="0.831cm" svg:x="2.317cm" svg:y="8.363cm">
            <text:p text:style-name="P1"><text:span text:style-name="T5">UCS-4(LE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6cm" svg:height="0.832cm" svg:x="2.317cm" svg:y="9.194cm">
            <text:p text:style-name="P1"><text:span text:style-name="T5">UCS-4(BE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6cm" svg:height="0.832cm" svg:x="2.317cm" svg:y="10.883cm">
            <text:p text:style-name="P1"><text:span text:style-name="T5">GB1803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6cm" svg:height="0.832cm" svg:x="2.317cm" svg:y="10.883cm">
            <text:p text:style-name="P1"><text:span text:style-name="T5">GB1803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8" draw:layer="layout" svg:width="3.6cm" svg:height="0.831cm" svg:x="15.182cm" svg:y="6.7cm">
            <text:p text:style-name="P1"><text:span text:style-name="T5">UTF-16(L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3.6cm" svg:height="0.832cm" svg:x="15.182cm" svg:y="7.531cm">
            <text:p text:style-name="P1"><text:span text:style-name="T5">UTF-16(B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3.6cm" svg:height="0.832cm" svg:x="15.182cm" svg:y="10.026cm">
            <text:p text:style-name="P1"><text:span text:style-name="T5">UTF-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3.6cm" svg:height="0.831cm" svg:x="15.182cm" svg:y="11.658cm">
            <text:p text:style-name="P1"><text:span text:style-name="T5">GB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3.6cm" svg:height="0.832cm" svg:x="15.182cm" svg:y="12.503cm">
            <text:p text:style-name="P1"><text:span text:style-name="T5">Big5(UAO2.5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3.6cm" svg:height="0.831cm" svg:x="15.182cm" svg:y="13.331cm">
            <text:p text:style-name="P1"><text:span text:style-name="T5">Shift-J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3.6cm" svg:height="0.832cm" svg:x="15.182cm" svg:y="14.183cm">
            <text:p text:style-name="P1"><text:span text:style-name="T5">EUC-K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3.6cm" svg:height="0.831cm" svg:x="15.182cm" svg:y="15.015cm">
            <text:p text:style-name="P1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6cm" svg:height="0.831cm" svg:x="15.182cm" svg:y="8.363cm">
            <text:p text:style-name="P1"><text:span text:style-name="T5">UCS-4(L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3.6cm" svg:height="0.832cm" svg:x="15.182cm" svg:y="9.194cm">
            <text:p text:style-name="P1"><text:span text:style-name="T5">UCS-4(B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3.6cm" svg:height="0.832cm" svg:x="15.182cm" svg:y="10.883cm">
            <text:p text:style-name="P1"><text:span text:style-name="T5">GB180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3.6cm" svg:height="0.832cm" svg:x="15.182cm" svg:y="10.883cm">
            <text:p text:style-name="P1"><text:span text:style-name="T5">GB1803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3" draw:text-style-name="P10" draw:layer="layout" svg:width="4.3cm" svg:height="4.3cm" svg:x="8.5cm" svg:y="11.7cm">
              <text:p text:style-name="P1"><text:span text:style-name="T6">Legend</text:span></text:p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g>
              <draw:custom-shape draw:style-name="gr7" draw:text-style-name="P11" draw:layer="layout" svg:width="3.6cm" svg:height="0.831cm" svg:x="8.9cm" svg:y="12.67cm">
                <text:p text:style-name="P1"><text:span text:style-name="T7">interna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2" draw:layer="layout" svg:width="3.6cm" svg:height="0.832cm" svg:x="8.9cm" svg:y="13.737cm">
                <text:p text:style-name="P1"><text:span text:style-name="T7">external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3.6cm" svg:height="0.831cm" svg:x="8.9cm" svg:y="14.769cm">
                <text:p text:style-name="P1"><text:span text:style-name="T7">los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ahei Mono" svg:font-family="'Yahei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6:07:41.018000000</meta:creation-date>
    <meta:editing-duration>PT4M30S</meta:editing-duration>
    <meta:editing-cycles>2</meta:editing-cycles>
    <meta:generator>LibreOffice/6.0.3.2$Linux_X86_64 LibreOffice_project/00m0$Build-2</meta:generator>
    <dc:date>2018-08-20T21:44:39.267009397</dc:date>
    <meta:document-statistic meta:object-count="48"/>
  </office:meta>
</office:document-meta>
</file>